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577cm" svg:y="3.8cm">
            <draw:object draw:notify-on-update-of-ranges="Sheet1.A1:Sheet1.A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0.724" calcext:value-type="float">
            <text:p>100.724</text:p>
          </table:table-cell>
        </table:table-row>
        <table:table-row table:style-name="ro1">
          <table:table-cell office:value-type="float" office:value="201.276" calcext:value-type="float">
            <text:p>201.276</text:p>
          </table:table-cell>
        </table:table-row>
        <table:table-row table:style-name="ro1">
          <table:table-cell office:value-type="float" office:value="301.579" calcext:value-type="float">
            <text:p>301.579</text:p>
          </table:table-cell>
        </table:table-row>
        <table:table-row table:style-name="ro1">
          <table:table-cell office:value-type="float" office:value="401.836" calcext:value-type="float">
            <text:p>401.836</text:p>
          </table:table-cell>
        </table:table-row>
        <table:table-row table:style-name="ro1">
          <table:table-cell office:value-type="float" office:value="501.926" calcext:value-type="float">
            <text:p>501.926</text:p>
          </table:table-cell>
        </table:table-row>
        <table:table-row table:style-name="ro1">
          <table:table-cell office:value-type="float" office:value="600.136" calcext:value-type="float">
            <text:p>600.136</text:p>
          </table:table-cell>
        </table:table-row>
        <table:table-row table:style-name="ro1">
          <table:table-cell office:value-type="float" office:value="672.965" calcext:value-type="float">
            <text:p>672.965</text:p>
          </table:table-cell>
        </table:table-row>
        <table:table-row table:style-name="ro1">
          <table:table-cell office:value-type="float" office:value="762.908" calcext:value-type="float">
            <text:p>762.908</text:p>
          </table:table-cell>
        </table:table-row>
        <table:table-row table:style-name="ro1">
          <table:table-cell office:value-type="float" office:value="770.695" calcext:value-type="float">
            <text:p>770.695</text:p>
          </table:table-cell>
        </table:table-row>
        <table:table-row table:style-name="ro1">
          <table:table-cell office:value-type="float" office:value="813.715" calcext:value-type="float">
            <text:p>813.715</text:p>
          </table:table-cell>
        </table:table-row>
        <table:table-row table:style-name="ro1">
          <table:table-cell office:value-type="float" office:value="832.23" calcext:value-type="float">
            <text:p>832.23</text:p>
          </table:table-cell>
        </table:table-row>
        <table:table-row table:style-name="ro1">
          <table:table-cell office:value-type="float" office:value="874.181" calcext:value-type="float">
            <text:p>874.181</text:p>
          </table:table-cell>
        </table:table-row>
        <table:table-row table:style-name="ro1">
          <table:table-cell office:value-type="float" office:value="879.511" calcext:value-type="float">
            <text:p>879.511</text:p>
          </table:table-cell>
        </table:table-row>
        <table:table-row table:style-name="ro1">
          <table:table-cell office:value-type="float" office:value="904.63" calcext:value-type="float">
            <text:p>904.63</text:p>
          </table:table-cell>
        </table:table-row>
        <table:table-row table:style-name="ro1">
          <table:table-cell office:value-type="float" office:value="888.048" calcext:value-type="float">
            <text:p>888.048</text:p>
          </table:table-cell>
        </table:table-row>
        <table:table-row table:style-name="ro1">
          <table:table-cell office:value-type="float" office:value="900.337" calcext:value-type="float">
            <text:p>900.337</text:p>
          </table:table-cell>
        </table:table-row>
        <table:table-row table:style-name="ro1">
          <table:table-cell office:value-type="float" office:value="895.942" calcext:value-type="float">
            <text:p>895.942</text:p>
          </table:table-cell>
        </table:table-row>
        <table:table-row table:style-name="ro1">
          <table:table-cell office:value-type="float" office:value="907.076" calcext:value-type="float">
            <text:p>907.076</text:p>
          </table:table-cell>
        </table:table-row>
        <table:table-row table:style-name="ro1">
          <table:table-cell office:value-type="float" office:value="921.535" calcext:value-type="float">
            <text:p>921.535</text:p>
          </table:table-cell>
        </table:table-row>
        <table:table-row table:style-name="ro1">
          <table:table-cell office:value-type="float" office:value="921.671" calcext:value-type="float">
            <text:p>921.671</text:p>
          </table:table-cell>
        </table:table-row>
        <table:table-row table:style-name="ro1">
          <table:table-cell office:value-type="float" office:value="922.53" calcext:value-type="float">
            <text:p>922.53</text:p>
          </table:table-cell>
        </table:table-row>
        <table:table-row table:style-name="ro1">
          <table:table-cell office:value-type="float" office:value="927.47" calcext:value-type="float">
            <text:p>927.47</text:p>
          </table:table-cell>
        </table:table-row>
        <table:table-row table:style-name="ro1">
          <table:table-cell office:value-type="float" office:value="927.234" calcext:value-type="float">
            <text:p>927.234</text:p>
          </table:table-cell>
        </table:table-row>
        <table:table-row table:style-name="ro1">
          <table:table-cell office:value-type="float" office:value="924.969" calcext:value-type="float">
            <text:p>924.969</text:p>
          </table:table-cell>
        </table:table-row>
        <table:table-row table:style-name="ro1">
          <table:table-cell office:value-type="float" office:value="921.213" calcext:value-type="float">
            <text:p>921.213</text:p>
          </table:table-cell>
        </table:table-row>
        <table:table-row table:style-name="ro1">
          <table:table-cell office:value-type="float" office:value="925.956" calcext:value-type="float">
            <text:p>925.956</text:p>
          </table:table-cell>
        </table:table-row>
        <table:table-row table:style-name="ro1">
          <table:table-cell office:value-type="float" office:value="930.064" calcext:value-type="float">
            <text:p>930.064</text:p>
          </table:table-cell>
        </table:table-row>
        <table:table-row table:style-name="ro1">
          <table:table-cell office:value-type="float" office:value="930.802" calcext:value-type="float">
            <text:p>930.802</text:p>
          </table:table-cell>
        </table:table-row>
        <table:table-row table:style-name="ro1">
          <table:table-cell office:value-type="float" office:value="926.494" calcext:value-type="float">
            <text:p>926.494</text:p>
          </table:table-cell>
        </table:table-row>
        <table:table-row table:style-name="ro1">
          <table:table-cell office:value-type="float" office:value="927.081" calcext:value-type="float">
            <text:p>927.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0T15:32:27.353339397</dc:date>
    <meta:document-statistic meta:table-count="1" meta:cell-count="30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A30" svg:x="0.77cm" svg:y="0.855cm" svg:width="11.764cm" svg:height="7.545cm">
          <chartooo:coordinate-region svg:x="1.762cm" svg:y="1.054cm" svg:width="10.58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0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724">
                <text:p>100.724</text:p>
                <draw:g>
                  <svg:desc>Sheet1.A1:Sheet1.A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.276">
                <text:p>201.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79">
                <text:p>301.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.836">
                <text:p>401.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1.926">
                <text:p>501.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.136">
                <text:p>600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2.965">
                <text:p>672.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2.908">
                <text:p>762.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0.695">
                <text:p>770.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3.715">
                <text:p>813.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2.23">
                <text:p>832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4.181">
                <text:p>874.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9.511">
                <text:p>879.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4.63">
                <text:p>904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.048">
                <text:p>888.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.337">
                <text:p>900.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.942">
                <text:p>895.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7.076">
                <text:p>907.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1.535">
                <text:p>921.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1.671">
                <text:p>921.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2.53">
                <text:p>922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7.47">
                <text:p>927.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7.234">
                <text:p>927.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4.969">
                <text:p>924.9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1.213">
                <text:p>921.2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5.956">
                <text:p>925.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0.064">
                <text:p>930.0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0.802">
                <text:p>930.8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6.494">
                <text:p>926.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7.081">
                <text:p>927.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